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Hz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Octave 3</text:p>
          </table:table-cell>
          <table:table-cell office:value-type="string" calcext:value-type="string">
            <text:p>Octave 2</text:p>
          </table:table-cell>
          <table:table-cell office:value-type="string" calcext:value-type="string">
            <text:p>Octave 1</text:p>
          </table:table-cell>
          <table:table-cell office:value-type="string" calcext:value-type="string">
            <text:p>Octave 0</text:p>
          </table:table-cell>
          <table:table-cell/>
        </table:table-row>
        <table:table-row table:style-name="ro1">
          <table:table-cell office:value-type="float" office:value="6.144" calcext:value-type="float">
            <text:p>6.144</text:p>
          </table:table-cell>
          <table:table-cell table:formula="of:=[.A2]*1000" office:value-type="float" office:value="6144" calcext:value-type="float">
            <text:p>6144</text:p>
          </table:table-cell>
          <table:table-cell table:formula="of:=[.B2]*1000" office:value-type="float" office:value="6144000" calcext:value-type="float">
            <text:p>6144000</text:p>
          </table:table-cell>
          <table:table-cell table:formula="of:=[.C2]/3" office:value-type="float" office:value="2048000" calcext:value-type="float">
            <text:p>2048000</text:p>
          </table:table-cell>
          <table:table-cell table:formula="of:=[.D2]/8" office:value-type="float" office:value="256000" calcext:value-type="float">
            <text:p>256000</text:p>
          </table:table-cell>
          <table:table-cell table:formula="of:=[.D2]/4" office:value-type="float" office:value="512000" calcext:value-type="float">
            <text:p>512000</text:p>
          </table:table-cell>
          <table:table-cell table:formula="of:=[.D2]/2" office:value-type="float" office:value="1024000" calcext:value-type="float">
            <text:p>1024000</text:p>
          </table:table-cell>
          <table:table-cell table:formula="of:=[.D2]/1" office:value-type="float" office:value="2048000" calcext:value-type="float">
            <text:p>20480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5#</text:p>
          </table:table-cell>
          <table:table-cell table:formula="of:=[.E2]/451" office:value-type="float" office:value="567.627494456763" calcext:value-type="float">
            <text:p>567.627494456763</text:p>
          </table:table-cell>
          <table:table-cell table:formula="of:=[.F2]/451" office:value-type="float" office:value="1135.25498891353" calcext:value-type="float">
            <text:p>1135.25498891353</text:p>
          </table:table-cell>
          <table:table-cell table:formula="of:=[.G2]/451" office:value-type="float" office:value="2270.50997782705" calcext:value-type="float">
            <text:p>2270.50997782705</text:p>
          </table:table-cell>
          <table:table-cell table:formula="of:=[.H2]/451" office:value-type="float" office:value="4541.0199556541" calcext:value-type="float">
            <text:p>4541.0199556541</text:p>
          </table:table-cell>
          <table:table-cell office:value-type="string" calcext:value-type="string">
            <text:p>C8#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5</text:p>
          </table:table-cell>
          <table:table-cell table:formula="of:=[.E2]/426" office:value-type="float" office:value="600.93896713615" calcext:value-type="float">
            <text:p>600.93896713615</text:p>
          </table:table-cell>
          <table:table-cell table:formula="of:=[.F2]/426" office:value-type="float" office:value="1201.8779342723" calcext:value-type="float">
            <text:p>1201.8779342723</text:p>
          </table:table-cell>
          <table:table-cell table:formula="of:=[.G2]/426" office:value-type="float" office:value="2403.7558685446" calcext:value-type="float">
            <text:p>2403.7558685446</text:p>
          </table:table-cell>
          <table:table-cell table:formula="of:=[.H2]/426" office:value-type="float" office:value="4807.5117370892" calcext:value-type="float">
            <text:p>4807.5117370892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5#</text:p>
          </table:table-cell>
          <table:table-cell table:formula="of:=[.E2]/402" office:value-type="float" office:value="636.81592039801" calcext:value-type="float">
            <text:p>636.81592039801</text:p>
          </table:table-cell>
          <table:table-cell table:formula="of:=[.F2]/402" office:value-type="float" office:value="1273.63184079602" calcext:value-type="float">
            <text:p>1273.63184079602</text:p>
          </table:table-cell>
          <table:table-cell table:formula="of:=[.G2]/402" office:value-type="float" office:value="2547.26368159204" calcext:value-type="float">
            <text:p>2547.26368159204</text:p>
          </table:table-cell>
          <table:table-cell table:formula="of:=[.H2]/402" office:value-type="float" office:value="5094.52736318408" calcext:value-type="float">
            <text:p>5094.52736318408</text:p>
          </table:table-cell>
          <table:table-cell office:value-type="string" calcext:value-type="string">
            <text:p>D8#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5</text:p>
          </table:table-cell>
          <table:table-cell table:formula="of:=[.E2]/379" office:value-type="float" office:value="675.461741424802" calcext:value-type="float">
            <text:p>675.461741424802</text:p>
          </table:table-cell>
          <table:table-cell table:formula="of:=[.F2]/379" office:value-type="float" office:value="1350.9234828496" calcext:value-type="float">
            <text:p>1350.9234828496</text:p>
          </table:table-cell>
          <table:table-cell table:formula="of:=[.G2]/379" office:value-type="float" office:value="2701.84696569921" calcext:value-type="float">
            <text:p>2701.84696569921</text:p>
          </table:table-cell>
          <table:table-cell table:formula="of:=[.H2]/379" office:value-type="float" office:value="5403.69393139842" calcext:value-type="float">
            <text:p>5403.69393139842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5</text:p>
          </table:table-cell>
          <table:table-cell table:formula="of:=[.E2]/358" office:value-type="float" office:value="715.083798882682" calcext:value-type="float">
            <text:p>715.083798882682</text:p>
          </table:table-cell>
          <table:table-cell table:formula="of:=[.F2]/358" office:value-type="float" office:value="1430.16759776536" calcext:value-type="float">
            <text:p>1430.16759776536</text:p>
          </table:table-cell>
          <table:table-cell table:formula="of:=[.G2]/358" office:value-type="float" office:value="2860.33519553073" calcext:value-type="float">
            <text:p>2860.33519553073</text:p>
          </table:table-cell>
          <table:table-cell table:formula="of:=[.H2]/358" office:value-type="float" office:value="5720.67039106145" calcext:value-type="float">
            <text:p>5720.67039106145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5#</text:p>
          </table:table-cell>
          <table:table-cell table:formula="of:=[.E2]/338" office:value-type="float" office:value="757.396449704142" calcext:value-type="float">
            <text:p>757.396449704142</text:p>
          </table:table-cell>
          <table:table-cell table:formula="of:=[.F2]/338" office:value-type="float" office:value="1514.79289940828" calcext:value-type="float">
            <text:p>1514.79289940828</text:p>
          </table:table-cell>
          <table:table-cell table:formula="of:=[.G2]/338" office:value-type="float" office:value="3029.58579881657" calcext:value-type="float">
            <text:p>3029.58579881657</text:p>
          </table:table-cell>
          <table:table-cell table:formula="of:=[.H2]/338" office:value-type="float" office:value="6059.17159763314" calcext:value-type="float">
            <text:p>6059.17159763314</text:p>
          </table:table-cell>
          <table:table-cell office:value-type="string" calcext:value-type="string">
            <text:p>F8#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5</text:p>
          </table:table-cell>
          <table:table-cell table:formula="of:=[.E2]/319" office:value-type="float" office:value="802.507836990596" calcext:value-type="float">
            <text:p>802.507836990596</text:p>
          </table:table-cell>
          <table:table-cell table:formula="of:=[.F2]/319" office:value-type="float" office:value="1605.01567398119" calcext:value-type="float">
            <text:p>1605.01567398119</text:p>
          </table:table-cell>
          <table:table-cell table:formula="of:=[.G2]/319" office:value-type="float" office:value="3210.03134796238" calcext:value-type="float">
            <text:p>3210.03134796238</text:p>
          </table:table-cell>
          <table:table-cell table:formula="of:=[.H2]/319" office:value-type="float" office:value="6420.06269592477" calcext:value-type="float">
            <text:p>6420.06269592477</text:p>
          </table:table-cell>
          <table:table-cell office:value-type="string" calcext:value-type="string">
            <text:p>G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5#</text:p>
          </table:table-cell>
          <table:table-cell table:formula="of:=[.E2]/301" office:value-type="float" office:value="850.498338870432" calcext:value-type="float">
            <text:p>850.498338870432</text:p>
          </table:table-cell>
          <table:table-cell table:formula="of:=[.F2]/301" office:value-type="float" office:value="1700.99667774086" calcext:value-type="float">
            <text:p>1700.99667774086</text:p>
          </table:table-cell>
          <table:table-cell table:formula="of:=[.G2]/301" office:value-type="float" office:value="3401.99335548173" calcext:value-type="float">
            <text:p>3401.99335548173</text:p>
          </table:table-cell>
          <table:table-cell table:formula="of:=[.H2]/301" office:value-type="float" office:value="6803.98671096346" calcext:value-type="float">
            <text:p>6803.98671096346</text:p>
          </table:table-cell>
          <table:table-cell office:value-type="string" calcext:value-type="string">
            <text:p>G8#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ammerton</text:p>
          </table:table-cell>
          <table:table-cell office:value-type="string" calcext:value-type="string">
            <text:p>A5</text:p>
          </table:table-cell>
          <table:table-cell table:formula="of:=[.E2]/284" office:value-type="float" office:value="901.408450704225" calcext:value-type="float">
            <text:p>901.408450704225</text:p>
          </table:table-cell>
          <table:table-cell table:formula="of:=[.F2]/284" office:value-type="float" office:value="1802.81690140845" calcext:value-type="float">
            <text:p>1802.81690140845</text:p>
          </table:table-cell>
          <table:table-cell table:formula="of:=[.G2]/284" office:value-type="float" office:value="3605.6338028169" calcext:value-type="float">
            <text:p>3605.6338028169</text:p>
          </table:table-cell>
          <table:table-cell table:formula="of:=[.H2]/284" office:value-type="float" office:value="7211.2676056338" calcext:value-type="float">
            <text:p>7211.2676056338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5#</text:p>
          </table:table-cell>
          <table:table-cell table:formula="of:=[.E2]/268" office:value-type="float" office:value="955.223880597015" calcext:value-type="float">
            <text:p>955.223880597015</text:p>
          </table:table-cell>
          <table:table-cell table:formula="of:=[.F2]/268" office:value-type="float" office:value="1910.44776119403" calcext:value-type="float">
            <text:p>1910.44776119403</text:p>
          </table:table-cell>
          <table:table-cell table:formula="of:=[.G2]/268" office:value-type="float" office:value="3820.89552238806" calcext:value-type="float">
            <text:p>3820.89552238806</text:p>
          </table:table-cell>
          <table:table-cell table:formula="of:=[.H2]/268" office:value-type="float" office:value="7641.79104477612" calcext:value-type="float">
            <text:p>7641.79104477612</text:p>
          </table:table-cell>
          <table:table-cell office:value-type="string" calcext:value-type="string">
            <text:p>A8#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5</text:p>
          </table:table-cell>
          <table:table-cell table:formula="of:=[.E2]/253" office:value-type="float" office:value="1011.85770750988" calcext:value-type="float">
            <text:p>1011.85770750988</text:p>
          </table:table-cell>
          <table:table-cell table:formula="of:=[.F2]/253" office:value-type="float" office:value="2023.71541501976" calcext:value-type="float">
            <text:p>2023.71541501976</text:p>
          </table:table-cell>
          <table:table-cell table:formula="of:=[.G2]/253" office:value-type="float" office:value="4047.43083003953" calcext:value-type="float">
            <text:p>4047.43083003953</text:p>
          </table:table-cell>
          <table:table-cell table:formula="of:=[.H2]/253" office:value-type="float" office:value="8094.86166007905" calcext:value-type="float">
            <text:p>8094.86166007905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</text:p>
          </table:table-cell>
          <table:table-cell table:formula="of:=[.E2]/239" office:value-type="float" office:value="1071.12970711297" calcext:value-type="float">
            <text:p>1071.12970711297</text:p>
          </table:table-cell>
          <table:table-cell table:formula="of:=[.F2]/239" office:value-type="float" office:value="2142.25941422594" calcext:value-type="float">
            <text:p>2142.25941422594</text:p>
          </table:table-cell>
          <table:table-cell table:formula="of:=[.G2]/239" office:value-type="float" office:value="4284.51882845188" calcext:value-type="float">
            <text:p>4284.51882845188</text:p>
          </table:table-cell>
          <table:table-cell table:formula="of:=[.H2]/239" office:value-type="float" office:value="8569.03765690377" calcext:value-type="float">
            <text:p>8569.03765690377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table:number-columns-repeated="3" table:style-name="ce1" office:value-type="string" calcext:value-type="string">
            <text:p>XX</text:p>
          </table:table-cell>
          <table:table-cell table:style-name="ce1" office:value-type="string" calcext:value-type="string">
            <text:p>C5</text:p>
          </table:table-cell>
          <table:table-cell table:style-name="ce1" table:formula="of:=[.E2]/478" office:value-type="float" office:value="535.564853556485" calcext:value-type="float">
            <text:p>535.564853556485</text:p>
          </table:table-cell>
          <table:table-cell table:style-name="ce1" table:formula="of:=[.F2]/478" office:value-type="float" office:value="1071.12970711297" calcext:value-type="float">
            <text:p>1071.12970711297</text:p>
          </table:table-cell>
          <table:table-cell table:style-name="ce1" table:formula="of:=[.G2]/478" office:value-type="float" office:value="2142.25941422594" calcext:value-type="float">
            <text:p>2142.25941422594</text:p>
          </table:table-cell>
          <table:table-cell table:style-name="ce1" table:formula="of:=[.H2]/478" office:value-type="float" office:value="4284.51882845188" calcext:value-type="float">
            <text:p>4284.51882845188</text:p>
          </table:table-cell>
          <table:table-cell table:style-name="ce1" office:value-type="string" calcext:value-type="string">
            <text:p>C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22:49:38.958583371</meta:creation-date>
    <dc:date>2025-12-21T23:38:29.362407871</dc:date>
    <meta:editing-duration>PT24M42S</meta:editing-duration>
    <meta:editing-cycles>3</meta:editing-cycles>
    <meta:generator>LibreOffice/25.8.3.2$Linux_X86_64 LibreOffice_project/06b81628d9fd65a1ba42a7e2bd52e7ff2f57cc2d</meta:generator>
    <meta:document-statistic meta:table-count="1" meta:cell-count="110" meta:object-count="0"/>
  </office:meta>
</office:document-meta>
</file>